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b8e6e8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117ceb2" officeooo:paragraph-rsid="0117022c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7" style:family="paragraph" style:parent-style-name="Text_20_body">
      <style:text-properties officeooo:paragraph-rsid="005ab614"/>
    </style:style>
    <style:style style:name="P18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officeooo:paragraph-rsid="005ab614"/>
    </style:style>
    <style:style style:name="P19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3485f4" officeooo:paragraph-rsid="00c03dd7" style:font-size-asian="12.25pt" style:font-weight-asian="normal" style:font-size-complex="14pt" style:font-weight-complex="normal"/>
    </style:style>
    <style:style style:name="P20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0b3b4fc" officeooo:paragraph-rsid="00b6d15c" style:font-size-asian="12.25pt" style:font-weight-asian="normal" style:font-size-complex="14pt" style:font-weight-complex="normal"/>
    </style:style>
    <style:style style:name="P21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/>
      </style:paragraph-properties>
      <style:text-properties fo:font-size="14pt" officeooo:rsid="00b3b4fc" officeooo:paragraph-rsid="00d33551" style:font-size-asian="12.25pt" style:font-size-complex="14pt"/>
    </style:style>
    <style:style style:name="P22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>
          <style:tab-stop style:position="0.4689in"/>
        </style:tab-stops>
      </style:paragraph-properties>
      <style:text-properties officeooo:paragraph-rsid="00e24329"/>
    </style:style>
    <style:style style:name="P23" style:family="paragraph" style:parent-style-name="Standard" style:master-page-name="">
      <loext:graphic-properties draw:fill="none"/>
      <style:paragraph-properties fo:margin-left="0.75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1b644a" officeooo:paragraph-rsid="011dc429" style:font-size-asian="12.25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34aa79" officeooo:paragraph-rsid="0134aa79" style:font-size-asian="12.25pt" style:font-weight-asian="normal" style:font-size-complex="14pt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1.0618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fo:font-size="14pt" officeooo:rsid="00b99eff" officeooo:paragraph-rsid="0109b9ee" style:font-size-asian="12.25pt" style:font-size-complex="14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32" style:family="paragraph" style:parent-style-name="Standard" style:list-style-name="L8">
      <style:paragraph-properties fo:text-align="start" style:justify-single-word="false"/>
      <style:text-properties officeooo:paragraph-rsid="00b994c8"/>
    </style:style>
    <style:style style:name="P33" style:family="paragraph" style:parent-style-name="Standard" style:list-style-name="L12">
      <style:paragraph-properties fo:text-align="start" style:justify-single-word="false"/>
      <style:text-properties officeooo:paragraph-rsid="00f3498b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994c8" officeooo:paragraph-rsid="00b994c8" style:font-size-asian="12.25pt" style:font-weight-asian="normal" style:font-size-complex="14pt" style:font-weight-complex="normal"/>
    </style:style>
    <style:style style:name="P47" style:family="paragraph" style:parent-style-name="Standard" style:list-style-name="L27">
      <style:paragraph-properties fo:text-align="start" style:justify-single-word="false"/>
      <style:text-properties style:font-name="Liberation Serif" fo:font-size="14pt" fo:font-weight="normal" officeooo:rsid="003bcca1" officeooo:paragraph-rsid="01522899" style:font-size-asian="12.25pt" style:font-weight-asian="normal" style:font-size-complex="14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37faaf" officeooo:paragraph-rsid="00b994c8" style:font-size-asian="12.25pt" style:font-weight-asian="normal" style:font-size-complex="14pt" style:font-weight-complex="normal"/>
    </style:style>
    <style:style style:name="P49" style:family="paragraph" style:parent-style-name="Standard" style:list-style-name="L10">
      <style:paragraph-properties fo:text-align="start" style:justify-single-word="false"/>
      <style:text-properties style:font-name="Liberation Serif" fo:font-size="14pt" fo:font-weight="normal" officeooo:rsid="0030ff0f" officeooo:paragraph-rsid="00b8e6e8" style:font-size-asian="12.25pt" style:font-weight-asian="normal" style:font-size-complex="14pt" style:font-weight-complex="normal"/>
    </style:style>
    <style:style style:name="P50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e53e96" officeooo:paragraph-rsid="00e53e96" style:font-size-asian="12.25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2.25pt" style:font-weight-asian="normal" style:font-size-complex="14pt" style:font-weight-complex="normal"/>
    </style:style>
    <style:style style:name="P52" style:family="paragraph" style:parent-style-name="Standard" style:list-style-name="L13">
      <style:paragraph-properties fo:line-height="100%" fo:text-align="start" style:justify-single-word="false"/>
      <style:text-properties style:font-name="Liberation Serif" fo:font-size="14pt" fo:font-weight="normal" officeooo:rsid="00c270d0" officeooo:paragraph-rsid="00c270d0" style:font-size-asian="12.25pt" style:font-weight-asian="normal" style:font-size-complex="14pt" style:font-weight-complex="normal"/>
    </style:style>
    <style:style style:name="P53" style:family="paragraph" style:parent-style-name="Standard" style:list-style-name="L14">
      <style:paragraph-properties fo:line-height="100%" fo:text-align="start" style:justify-single-word="false"/>
      <style:text-properties style:font-name="Liberation Serif" fo:font-size="14pt" fo:font-weight="normal" officeooo:rsid="00c3b985" officeooo:paragraph-rsid="00c3b985" style:font-size-asian="12.25pt" style:font-weight-asian="normal" style:font-size-complex="14pt" style:font-weight-complex="normal"/>
    </style:style>
    <style:style style:name="P54" style:family="paragraph" style:parent-style-name="Standard" style:list-style-name="L15">
      <style:paragraph-properties fo:line-height="100%" fo:text-align="start" style:justify-single-word="false"/>
      <style:text-properties style:font-name="Liberation Serif" fo:font-size="14pt" fo:font-weight="normal" officeooo:rsid="0136e74b" officeooo:paragraph-rsid="0136e74b" style:font-size-asian="12.25pt" style:font-weight-asian="normal" style:font-size-complex="14pt" style:font-weight-complex="normal"/>
    </style:style>
    <style:style style:name="P55" style:family="paragraph" style:parent-style-name="Standard" style:list-style-name="L16">
      <style:paragraph-properties fo:line-height="100%" fo:text-align="start" style:justify-single-word="false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56" style:family="paragraph" style:parent-style-name="Standard" style:list-style-name="L17">
      <style:paragraph-properties fo:text-align="start" style:justify-single-word="false"/>
      <style:text-properties style:font-name="Liberation Serif" fo:font-size="14pt" fo:font-weight="normal" officeooo:rsid="00b54da9" officeooo:paragraph-rsid="00b54da9" style:font-size-asian="12.25pt" style:font-weight-asian="normal" style:font-size-complex="14pt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style:font-name="Liberation Serif" fo:font-size="14pt" fo:font-weight="normal" officeooo:rsid="00d75479" officeooo:paragraph-rsid="00d75479" style:font-size-asian="12.25pt" style:font-weight-asian="normal" style:font-size-complex="14pt" style:font-weight-complex="normal"/>
    </style:style>
    <style:style style:name="P58" style:family="paragraph" style:parent-style-name="Standard" style:list-style-name="L24">
      <style:paragraph-properties fo:text-align="start" style:justify-single-word="false"/>
      <style:text-properties style:font-name="Liberation Serif" fo:font-size="14pt" fo:font-weight="normal" officeooo:rsid="00ce0aa8" officeooo:paragraph-rsid="013dbcf6" style:font-size-asian="12.25pt" style:font-weight-asian="normal" style:font-size-complex="14pt" style:font-weight-complex="normal"/>
    </style:style>
    <style:style style:name="P59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3e16f4" officeooo:paragraph-rsid="011b644a" style:font-size-asian="12.25pt" style:font-weight-asian="normal" style:font-size-complex="14pt" style:font-weight-complex="normal"/>
    </style:style>
    <style:style style:name="P60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1" style:family="paragraph" style:parent-style-name="Standard" style:list-style-name="L20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2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b6d15c" officeooo:paragraph-rsid="011b644a" style:font-size-asian="12.25pt" style:font-weight-asian="normal" style:font-size-complex="14pt" style:font-weight-complex="normal"/>
    </style:style>
    <style:style style:name="P63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0bdad00" officeooo:paragraph-rsid="01149baf" style:font-size-asian="12.25pt" style:font-weight-asian="normal" style:font-size-complex="14pt" style:font-weight-complex="normal"/>
    </style:style>
    <style:style style:name="P64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2729b2" officeooo:paragraph-rsid="00b6d15c" style:font-size-asian="12.25pt" style:font-weight-asian="normal" style:font-size-complex="14pt" style:font-weight-complex="normal"/>
    </style:style>
    <style:style style:name="P65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7022c" style:font-size-asian="12.25pt" style:font-weight-asian="normal" style:font-size-complex="14pt" style:font-weight-complex="normal"/>
    </style:style>
    <style:style style:name="P66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67" style:family="paragraph" style:parent-style-name="Standard" style:list-style-name="L26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68" style:family="paragraph" style:parent-style-name="Standard" style:list-style-name="L14">
      <style:paragraph-properties fo:line-height="100%" fo:text-align="start" style:justify-single-word="false"/>
      <style:text-properties style:font-name="Liberation Serif" fo:font-size="14pt" fo:font-weight="normal" officeooo:rsid="015fdd5f" officeooo:paragraph-rsid="015fdd5f" style:font-size-asian="12.25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3a3488" style:font-size-asian="14pt" style:font-weight-asian="normal" style:font-size-complex="14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4pt" style:font-weight-asian="normal" style:font-size-complex="14pt" style:font-weight-complex="normal"/>
    </style:style>
    <style:style style:name="P72" style:family="paragraph" style:parent-style-name="Standard" style:list-style-name="L23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normal" officeooo:rsid="013c161b" officeooo:paragraph-rsid="013c161b" style:font-size-asian="14pt" style:font-weight-asian="normal" style:font-size-complex="14pt" style:font-weight-complex="normal"/>
    </style:style>
    <style:style style:name="P73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74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style:font-name="Liberation Serif" fo:font-size="14pt" fo:font-weight="normal" officeooo:rsid="013934b6" officeooo:paragraph-rsid="013934b6" style:font-size-asian="14pt" style:font-weight-asian="normal" style:font-size-complex="14pt" style:font-weight-complex="normal"/>
    </style:style>
    <style:style style:name="P75" style:family="paragraph" style:parent-style-name="Standard" style:list-style-name="L9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c3072" officeooo:paragraph-rsid="00d056bf" style:font-size-asian="12.25pt" style:font-weight-asian="normal" style:font-size-complex="14pt" style:font-weight-complex="normal"/>
    </style:style>
    <style:style style:name="P76" style:family="paragraph" style:parent-style-name="Standard" style:list-style-name="L18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77" style:family="paragraph" style:parent-style-name="Standard" style:list-style-name="L21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78" style:family="paragraph" style:parent-style-name="Standard" style:list-style-name="L19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Liberation Serif" fo:font-size="14pt" fo:font-weight="normal" officeooo:rsid="0115595f" officeooo:paragraph-rsid="0121024a" style:font-size-asian="12.25pt" style:font-weight-asian="normal" style:font-size-complex="14pt" style:font-weight-complex="normal"/>
    </style:style>
    <style:style style:name="P79" style:family="paragraph" style:parent-style-name="Standard" style:list-style-name="L22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13c161b"/>
    </style:style>
    <style:style style:name="P80" style:family="paragraph" style:parent-style-name="Standard" style:list-style-name="L21" style:master-page-name="">
      <loext:graphic-properties draw:fill="none"/>
      <style:paragraph-properties fo:margin-left="1.2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82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8e6e8" officeooo:paragraph-rsid="014d610a" style:font-size-asian="14pt" style:font-size-complex="14pt"/>
    </style:style>
    <style:style style:name="P83" style:family="paragraph" style:parent-style-name="Heading_20_2">
      <style:text-properties officeooo:rsid="00c03dd7" officeooo:paragraph-rsid="00c03dd7"/>
    </style:style>
    <style:style style:name="P84" style:family="paragraph" style:parent-style-name="Heading_20_2">
      <style:text-properties officeooo:paragraph-rsid="00bca994"/>
    </style:style>
    <style:style style:name="P85" style:family="paragraph" style:parent-style-name="Heading_20_2">
      <style:text-properties officeooo:rsid="00b768eb" officeooo:paragraph-rsid="00b768eb"/>
    </style:style>
    <style:style style:name="P86" style:family="paragraph" style:parent-style-name="Heading_20_2">
      <style:text-properties officeooo:rsid="007169fa" officeooo:paragraph-rsid="007169fa"/>
    </style:style>
    <style:style style:name="P87" style:family="paragraph" style:parent-style-name="Heading_20_2" style:master-page-name="">
      <style:paragraph-properties style:page-number="auto"/>
      <style:text-properties officeooo:rsid="00b1d227" officeooo:paragraph-rsid="00c41e12"/>
    </style:style>
    <style:style style:name="P88" style:family="paragraph" style:parent-style-name="Heading_20_2" style:master-page-name="">
      <style:paragraph-properties style:page-number="auto"/>
      <style:text-properties officeooo:rsid="00b36300" officeooo:paragraph-rsid="00b6d15c"/>
    </style:style>
    <style:style style:name="P89" style:family="paragraph" style:parent-style-name="Heading_20_2" style:master-page-name="">
      <style:paragraph-properties style:page-number="auto"/>
    </style:style>
    <style:style style:name="P90" style:family="paragraph" style:parent-style-name="Heading_20_1">
      <style:text-properties officeooo:paragraph-rsid="005ab614"/>
    </style:style>
    <style:style style:name="P91" style:family="paragraph" style:parent-style-name="Heading_20_1">
      <style:text-properties officeooo:rsid="005ab614" officeooo:paragraph-rsid="005ab614"/>
    </style:style>
    <style:style style:name="P92" style:family="paragraph" style:parent-style-name="Heading_20_1">
      <style:text-properties officeooo:paragraph-rsid="004f4042"/>
    </style:style>
    <style:style style:name="P9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c3072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99eff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c270d0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d056b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bb3353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f303cb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f3498b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10e54e4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13c161b" style:font-size-asian="14pt" style:font-weight-asian="normal" style:font-size-complex="14pt" style:font-weight-complex="normal"/>
    </style:style>
    <style:style style:name="T17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font-name="Liberation Serif" fo:font-weight="normal" style:font-weight-asian="normal" style:font-weight-complex="normal"/>
    </style:style>
    <style:style style:name="T21" style:family="text">
      <style:text-properties style:font-name="Liberation Serif" fo:font-weight="normal" officeooo:rsid="00c8dc26" style:font-weight-asian="normal" style:font-weight-complex="normal"/>
    </style:style>
    <style:style style:name="T22" style:family="text">
      <style:text-properties style:font-name="Liberation Serif" fo:font-weight="normal" officeooo:rsid="00f24605" style:font-weight-asian="normal" style:font-weight-complex="normal"/>
    </style:style>
    <style:style style:name="T23" style:family="text">
      <style:text-properties style:font-name="Liberation Serif" fo:font-weight="normal" officeooo:rsid="0130057d" style:font-weight-asian="normal" style:font-weight-complex="normal"/>
    </style:style>
    <style:style style:name="T24" style:family="text">
      <style:text-properties style:font-name="Liberation Serif" fo:font-weight="normal" officeooo:rsid="003a3488" style:font-size-asian="12.25pt" style:font-weight-asian="normal" style:font-weight-complex="normal"/>
    </style:style>
    <style:style style:name="T25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26" style:family="text">
      <style:text-properties style:font-name="Liberation Serif" fo:font-weight="normal" officeooo:rsid="014db5ba" style:font-size-asian="12.25pt" style:font-weight-asian="normal" style:font-weight-complex="normal"/>
    </style:style>
    <style:style style:name="T27" style:family="text">
      <style:text-properties officeooo:rsid="002e28f3"/>
    </style:style>
    <style:style style:name="T28" style:family="text">
      <style:text-properties officeooo:rsid="002f1463"/>
    </style:style>
    <style:style style:name="T29" style:family="text">
      <style:text-properties officeooo:rsid="0035a9d3"/>
    </style:style>
    <style:style style:name="T30" style:family="text">
      <style:text-properties style:font-size-asian="12.25pt"/>
    </style:style>
    <style:style style:name="T31" style:family="text">
      <style:text-properties officeooo:rsid="003c3072"/>
    </style:style>
    <style:style style:name="T32" style:family="text">
      <style:text-properties officeooo:rsid="004165bf"/>
    </style:style>
    <style:style style:name="T33" style:family="text">
      <style:text-properties officeooo:rsid="004f4042"/>
    </style:style>
    <style:style style:name="T34" style:family="text">
      <style:text-properties officeooo:rsid="00507ab6"/>
    </style:style>
    <style:style style:name="T35" style:family="text">
      <style:text-properties officeooo:rsid="0058a7ba"/>
    </style:style>
    <style:style style:name="T36" style:family="text">
      <style:text-properties officeooo:rsid="005ab614"/>
    </style:style>
    <style:style style:name="T37" style:family="text">
      <style:text-properties officeooo:rsid="00508ac7" style:font-size-asian="14pt"/>
    </style:style>
    <style:style style:name="T38" style:family="text">
      <style:text-properties officeooo:rsid="005ab614" style:font-size-asian="14pt"/>
    </style:style>
    <style:style style:name="T39" style:family="text">
      <style:text-properties officeooo:rsid="005e9e04" style:font-size-asian="14pt"/>
    </style:style>
    <style:style style:name="T40" style:family="text">
      <style:text-properties officeooo:rsid="007b4c94" style:font-size-asian="14pt"/>
    </style:style>
    <style:style style:name="T41" style:family="text">
      <style:text-properties officeooo:rsid="00928250" style:font-size-asian="14pt"/>
    </style:style>
    <style:style style:name="T42" style:family="text">
      <style:text-properties officeooo:rsid="0093c7ec" style:font-size-asian="14pt"/>
    </style:style>
    <style:style style:name="T43" style:family="text">
      <style:text-properties officeooo:rsid="00e89b12" style:font-size-asian="14pt"/>
    </style:style>
    <style:style style:name="T44" style:family="text">
      <style:text-properties officeooo:rsid="005cfa30"/>
    </style:style>
    <style:style style:name="T45" style:family="text">
      <style:text-properties officeooo:rsid="0063b75c"/>
    </style:style>
    <style:style style:name="T46" style:family="text">
      <style:text-properties officeooo:rsid="006f367c"/>
    </style:style>
    <style:style style:name="T47" style:family="text">
      <style:text-properties officeooo:rsid="007169fa"/>
    </style:style>
    <style:style style:name="T48" style:family="text">
      <style:text-properties officeooo:rsid="007e31f3"/>
    </style:style>
    <style:style style:name="T49" style:family="text">
      <style:text-properties officeooo:rsid="007f9111"/>
    </style:style>
    <style:style style:name="T50" style:family="text">
      <style:text-properties officeooo:rsid="008eda8f"/>
    </style:style>
    <style:style style:name="T51" style:family="text">
      <style:text-properties officeooo:rsid="009ce42c"/>
    </style:style>
    <style:style style:name="T52" style:family="text">
      <style:text-properties officeooo:rsid="00a0b450"/>
    </style:style>
    <style:style style:name="T53" style:family="text">
      <style:text-properties officeooo:rsid="00a16e26"/>
    </style:style>
    <style:style style:name="T54" style:family="text">
      <style:text-properties officeooo:rsid="00a8fad7"/>
    </style:style>
    <style:style style:name="T55" style:family="text">
      <style:text-properties officeooo:rsid="00ad3884"/>
    </style:style>
    <style:style style:name="T56" style:family="text">
      <style:text-properties officeooo:rsid="00b04dd5"/>
    </style:style>
    <style:style style:name="T57" style:family="text">
      <style:text-properties officeooo:rsid="00b0c8fb"/>
    </style:style>
    <style:style style:name="T58" style:family="text">
      <style:text-properties officeooo:rsid="00b2e185"/>
    </style:style>
    <style:style style:name="T59" style:family="text">
      <style:text-properties officeooo:rsid="00b39f8b"/>
    </style:style>
    <style:style style:name="T60" style:family="text">
      <style:text-properties fo:font-size="14pt" officeooo:rsid="00b39f8b" style:font-size-asian="12.25pt" style:font-size-complex="14pt"/>
    </style:style>
    <style:style style:name="T61" style:family="text">
      <style:text-properties fo:font-size="14pt" officeooo:rsid="00b3b4fc" style:font-size-asian="12.25pt" style:font-size-complex="14pt"/>
    </style:style>
    <style:style style:name="T62" style:family="text">
      <style:text-properties fo:font-size="14pt" officeooo:rsid="00bc886d" style:font-size-asian="12.25pt" style:font-size-complex="14pt"/>
    </style:style>
    <style:style style:name="T63" style:family="text">
      <style:text-properties fo:font-size="14pt" officeooo:rsid="00c41e12" style:font-size-asian="12.25pt" style:font-size-complex="14pt"/>
    </style:style>
    <style:style style:name="T64" style:family="text">
      <style:text-properties fo:font-size="14pt" officeooo:rsid="00c50a67" style:font-size-asian="12.25pt" style:font-size-complex="14pt"/>
    </style:style>
    <style:style style:name="T65" style:family="text">
      <style:text-properties fo:font-size="14pt" officeooo:rsid="00dfa8ca" style:font-size-asian="12.25pt" style:font-size-complex="14pt"/>
    </style:style>
    <style:style style:name="T66" style:family="text">
      <style:text-properties fo:font-size="14pt" officeooo:rsid="00e15aaa" style:font-size-asian="12.25pt" style:font-size-complex="14pt"/>
    </style:style>
    <style:style style:name="T67" style:family="text">
      <style:text-properties fo:font-size="14pt" officeooo:rsid="00e24329" style:font-size-asian="12.25pt" style:font-size-complex="14pt"/>
    </style:style>
    <style:style style:name="T68" style:family="text">
      <style:text-properties fo:font-size="14pt" officeooo:rsid="01522899" style:font-size-asian="12.25pt" style:font-size-complex="14pt"/>
    </style:style>
    <style:style style:name="T69" style:family="text">
      <style:text-properties fo:font-size="14pt" officeooo:rsid="01566d52" style:font-size-asian="12.25pt" style:font-size-complex="14pt"/>
    </style:style>
    <style:style style:name="T70" style:family="text">
      <style:text-properties fo:font-size="14pt" officeooo:rsid="0157ecd4" style:font-size-asian="12.25pt" style:font-size-complex="14pt"/>
    </style:style>
    <style:style style:name="T71" style:family="text">
      <style:text-properties fo:font-size="14pt" officeooo:rsid="0159d4b8" style:font-size-asian="12.25pt" style:font-size-complex="14pt"/>
    </style:style>
    <style:style style:name="T72" style:family="text">
      <style:text-properties officeooo:rsid="00b6c3e7"/>
    </style:style>
    <style:style style:name="T73" style:family="text">
      <style:text-properties officeooo:rsid="00b6d15c"/>
    </style:style>
    <style:style style:name="T74" style:family="text">
      <style:text-properties officeooo:rsid="00b8e6e8"/>
    </style:style>
    <style:style style:name="T75" style:family="text">
      <style:text-properties officeooo:rsid="003a3488"/>
    </style:style>
    <style:style style:name="T76" style:family="text">
      <style:text-properties officeooo:rsid="00b994c8"/>
    </style:style>
    <style:style style:name="T77" style:family="text">
      <style:text-properties officeooo:rsid="0037faaf"/>
    </style:style>
    <style:style style:name="T78" style:family="text">
      <style:text-properties officeooo:rsid="00bc886d"/>
    </style:style>
    <style:style style:name="T79" style:family="text">
      <style:text-properties officeooo:rsid="00bdad00"/>
    </style:style>
    <style:style style:name="T80" style:family="text">
      <style:text-properties officeooo:rsid="00bdd033"/>
    </style:style>
    <style:style style:name="T81" style:family="text">
      <style:text-properties officeooo:rsid="00c270d0"/>
    </style:style>
    <style:style style:name="T82" style:family="text">
      <style:text-properties officeooo:rsid="00ce0aa8"/>
    </style:style>
    <style:style style:name="T83" style:family="text">
      <style:text-properties fo:color="#000000" style:font-name="Liberation Serif" fo:font-weight="normal" officeooo:rsid="003a3488" style:font-weight-asian="normal" style:font-weight-complex="normal"/>
    </style:style>
    <style:style style:name="T84" style:family="text">
      <style:text-properties fo:color="#000000" officeooo:rsid="003a3488"/>
    </style:style>
    <style:style style:name="T85" style:family="text">
      <style:text-properties officeooo:rsid="00d33551"/>
    </style:style>
    <style:style style:name="T86" style:family="text">
      <style:text-properties officeooo:rsid="00d6f7c0"/>
    </style:style>
    <style:style style:name="T87" style:family="text">
      <style:text-properties officeooo:rsid="00db9ea7"/>
    </style:style>
    <style:style style:name="T88" style:family="text">
      <style:text-properties officeooo:rsid="00e4dcb9"/>
    </style:style>
    <style:style style:name="T89" style:family="text">
      <style:text-properties officeooo:rsid="00e53e96"/>
    </style:style>
    <style:style style:name="T90" style:family="text">
      <style:text-properties officeooo:rsid="00e6ea4c"/>
    </style:style>
    <style:style style:name="T91" style:family="text">
      <style:text-properties officeooo:rsid="00e89b12"/>
    </style:style>
    <style:style style:name="T92" style:family="text">
      <style:text-properties officeooo:rsid="007b4c94"/>
    </style:style>
    <style:style style:name="T93" style:family="text">
      <style:text-properties officeooo:rsid="00ebb7d0"/>
    </style:style>
    <style:style style:name="T94" style:family="text">
      <style:text-properties officeooo:rsid="00f09675"/>
    </style:style>
    <style:style style:name="T95" style:family="text">
      <style:text-properties officeooo:rsid="00f52550"/>
    </style:style>
    <style:style style:name="T96" style:family="text">
      <style:text-properties officeooo:rsid="00f576db"/>
    </style:style>
    <style:style style:name="T97" style:family="text">
      <style:text-properties officeooo:rsid="00f7672a"/>
    </style:style>
    <style:style style:name="T98" style:family="text">
      <style:text-properties officeooo:rsid="00fd0514"/>
    </style:style>
    <style:style style:name="T99" style:family="text">
      <style:text-properties officeooo:rsid="0103fcd2"/>
    </style:style>
    <style:style style:name="T100" style:family="text">
      <style:text-properties officeooo:rsid="0104becd"/>
    </style:style>
    <style:style style:name="T101" style:family="text">
      <style:text-properties officeooo:rsid="01065dba"/>
    </style:style>
    <style:style style:name="T102" style:family="text">
      <style:text-properties officeooo:rsid="010e54e4"/>
    </style:style>
    <style:style style:name="T103" style:family="text">
      <style:text-properties officeooo:rsid="0117ceb2"/>
    </style:style>
    <style:style style:name="T104" style:family="text">
      <style:text-properties officeooo:rsid="011ba860"/>
    </style:style>
    <style:style style:name="T105" style:family="text">
      <style:text-properties officeooo:rsid="01218c90"/>
    </style:style>
    <style:style style:name="T106" style:family="text">
      <style:text-properties officeooo:rsid="0124d4c1"/>
    </style:style>
    <style:style style:name="T107" style:family="text">
      <style:text-properties officeooo:rsid="01251b77"/>
    </style:style>
    <style:style style:name="T108" style:family="text">
      <style:text-properties officeooo:rsid="013d8bd2"/>
    </style:style>
    <style:style style:name="T109" style:family="text">
      <style:text-properties officeooo:rsid="013dbcf6"/>
    </style:style>
    <style:style style:name="T110" style:family="text">
      <style:text-properties officeooo:rsid="013dd2ea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officeooo:rsid="013e4d90" style:font-weight-asian="bold" style:font-weight-complex="bold"/>
    </style:style>
    <style:style style:name="T113" style:family="text">
      <style:text-properties officeooo:rsid="0143613f"/>
    </style:style>
    <style:style style:name="T114" style:family="text">
      <style:text-properties officeooo:rsid="01483f91"/>
    </style:style>
    <style:style style:name="T115" style:family="text">
      <style:text-properties officeooo:rsid="01522899"/>
    </style:style>
    <style:style style:name="T116" style:family="text">
      <style:text-properties officeooo:rsid="015b2d6b"/>
    </style:style>
    <style:style style:name="T117" style:family="text">
      <style:text-properties officeooo:rsid="015b4830"/>
    </style:style>
    <style:style style:name="T118" style:family="text">
      <style:text-properties officeooo:rsid="015b942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AKULTA MATEMATIKY, FYZIKY A INFORMATIKY</text:p>
      <text:p text:style-name="P5">UNIVERZITA KOMENSKÉHO V BRATISLAV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Katalóg požiadaviek pre</text:p>
      <text:p text:style-name="P8">Anotátor pomenovaných entít</text:p>
      <text:p text:style-name="P9">(APE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11">Alexander Szendy</text:p>
      <text:p text:style-name="P13">Juraj Kočan</text:p>
      <text:p text:style-name="P11">Marián Glatzner</text:p>
      <text:p text:style-name="P12">Michal Klein</text:p>
      <text:p text:style-name="P16"><text:span text:style-name="T17">201</text:span><text:span text:style-name="T18">6/</text:span><text:span text:style-name="T19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93"><text:a xlink:type="simple" xlink:href="#__RefHeading___Toc533_539331971" text:style-name="Index_20_Link" text:visited-style-name="Index_20_Link">1 Úvod<text:tab/>3</text:a></text:p>
          <text:p text:style-name="P94"><text:a xlink:type="simple" xlink:href="#__RefHeading___Toc479_539331971" text:style-name="Index_20_Link" text:visited-style-name="Index_20_Link"><text:s/>1.1 Ciele dokumentu<text:tab/>3</text:a></text:p>
          <text:p text:style-name="P94"><text:a xlink:type="simple" xlink:href="#__RefHeading___Toc481_539331971" text:style-name="Index_20_Link" text:visited-style-name="Index_20_Link"><text:s/>1.2 Rozsah projektu<text:tab/>3</text:a></text:p>
          <text:p text:style-name="P94"><text:a xlink:type="simple" xlink:href="#__RefHeading___Toc483_539331971" text:style-name="Index_20_Link" text:visited-style-name="Index_20_Link"><text:s/>1.3 Definície, skratky<text:tab/>3</text:a></text:p>
          <text:p text:style-name="P94"><text:a xlink:type="simple" xlink:href="#__RefHeading___Toc485_539331971" text:style-name="Index_20_Link" text:visited-style-name="Index_20_Link"><text:s/>1.4 Odkazy<text:tab/>3</text:a></text:p>
          <text:p text:style-name="P94"><text:a xlink:type="simple" xlink:href="#__RefHeading___Toc487_539331971" text:style-name="Index_20_Link" text:visited-style-name="Index_20_Link"><text:s/>1.5 Nasledujúce kapitoly<text:tab/>3</text:a></text:p>
          <text:p text:style-name="P93"><text:a xlink:type="simple" xlink:href="#__RefHeading___Toc489_539331971" text:style-name="Index_20_Link" text:visited-style-name="Index_20_Link">2 Všeobecný popis<text:tab/>4</text:a></text:p>
          <text:p text:style-name="P94"><text:a xlink:type="simple" xlink:href="#__RefHeading___Toc491_539331971" text:style-name="Index_20_Link" text:visited-style-name="Index_20_Link"><text:s/>2.1 Perspektíva projektu<text:tab/>4</text:a></text:p>
          <text:p text:style-name="P94"><text:a xlink:type="simple" xlink:href="#__RefHeading___Toc493_539331971" text:style-name="Index_20_Link" text:visited-style-name="Index_20_Link"><text:s/>2.2 Funkcie projektu<text:tab/>4</text:a></text:p>
          <text:p text:style-name="P94"><text:a xlink:type="simple" xlink:href="#__RefHeading___Toc495_539331971" text:style-name="Index_20_Link" text:visited-style-name="Index_20_Link"><text:s/>2.3 Charakteristika používateľov<text:tab/>4</text:a></text:p>
          <text:p text:style-name="P94"><text:a xlink:type="simple" xlink:href="#__RefHeading___Toc497_539331971" text:style-name="Index_20_Link" text:visited-style-name="Index_20_Link"><text:s/>2.4 Všeobecné obmedzenia<text:tab/>5</text:a></text:p>
          <text:p text:style-name="P93"><text:a xlink:type="simple" xlink:href="#__RefHeading___Toc501_539331971" text:style-name="Index_20_Link" text:visited-style-name="Index_20_Link">3 Špecifické požiadavky<text:tab/>5</text:a></text:p>
          <text:p text:style-name="P94"><text:a xlink:type="simple" xlink:href="#__RefHeading___Toc811_1365372613" text:style-name="Index_20_Link" text:visited-style-name="Index_20_Link"><text:s/>3.1 Registrácia a prihlasovanie<text:tab/>5</text:a></text:p>
          <text:p text:style-name="P94"><text:a xlink:type="simple" xlink:href="#__RefHeading___Toc813_1365372613" text:style-name="Index_20_Link" text:visited-style-name="Index_20_Link"><text:s/>3.2 Používatelia<text:tab/>5</text:a></text:p>
          <text:p text:style-name="P94"><text:a xlink:type="simple" xlink:href="#__RefHeading___Toc815_1365372613" text:style-name="Index_20_Link" text:visited-style-name="Index_20_Link"><text:s/>3.3 Anotovaný dokument<text:tab/>5</text:a></text:p>
          <text:p text:style-name="P94"><text:a xlink:type="simple" xlink:href="#__RefHeading___Toc507_539331971" text:style-name="Index_20_Link" text:visited-style-name="Index_20_Link"><text:s/>3.4 Skupiny<text:tab/>5</text:a></text:p>
          <text:p text:style-name="P94"><text:a xlink:type="simple" xlink:href="#__RefHeading___Toc509_539331971" text:style-name="Index_20_Link" text:visited-style-name="Index_20_Link"><text:s/>3.5 Anotácie<text:tab/>6</text:a></text:p>
          <text:p text:style-name="P94"><text:a xlink:type="simple" xlink:href="#__RefHeading___Toc817_1365372613" text:style-name="Index_20_Link" text:visited-style-name="Index_20_Link"><text:s/>3.6 Zobrazovanie anotácií<text:tab/>6</text:a></text:p>
          <text:p text:style-name="P94"><text:a xlink:type="simple" xlink:href="#__RefHeading___Toc819_1365372613" text:style-name="Index_20_Link" text:visited-style-name="Index_20_Link"><text:s/>3.7 Komentáre<text:tab/>7</text:a></text:p>
          <text:p text:style-name="P94"><text:a xlink:type="simple" xlink:href="#__RefHeading___Toc821_1365372613" text:style-name="Index_20_Link" text:visited-style-name="Index_20_Link"><text:s/>3.8 Hľadanie v texte<text:tab/>7</text:a></text:p>
          <text:p text:style-name="P94"><text:a xlink:type="simple" xlink:href="#__RefHeading___Toc511_539331971" text:style-name="Index_20_Link" text:visited-style-name="Index_20_Link"><text:s/>3.9 Export<text:tab/>7</text:a></text:p>
          <text:p text:style-name="P94"><text:a xlink:type="simple" xlink:href="#__RefHeading___Toc823_1365372613" text:style-name="Index_20_Link" text:visited-style-name="Index_20_Link"><text:s/>3.10 Aktivita v dokumente<text:tab/>8</text:a></text:p>
        </text:index-body>
      </text:table-of-content>
      <text:h text:style-name="P90" text:outline-level="1" text:is-list-header="true"/>
      <text:h text:style-name="P90" text:outline-level="1" text:is-list-header="true"/>
      <text:p text:style-name="_33_rdpage"/>
      <text:p text:style-name="P17"/>
      <text:p text:style-name="_33_rdpage"/>
      <text:p text:style-name="P17"/>
      <text:p text:style-name="P18"/>
      <text:h text:style-name="P91" text:outline-level="1"><text:bookmark-start text:name="__RefHeading___Toc533_539331971"/><text:soft-page-break/>Úvod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8688156916997089997" text:style-name="L1">
        <text:list-item>
          <text:list>
            <text:list-header>
              <text:p text:style-name="P28">Cieľom tohto dokumentu je čo najbližšie <text:span text:style-name="T27">popísať</text:span> <text:span text:style-name="T27">požiadavky </text:span>zad<text:span text:style-name="T27">ávateľa</text:span> projek<text:span text:style-name="T27">tu</text:span> <text:span text:style-name="T27">bez bližšieho určenia technickej špecifikácie ako bude projekt APE</text:span></text:p>
              <text:p text:style-name="P29">implementovaný. Slúži ako zoznam funkcií, ktoré hotový produkt musí spĺňať a na základe ktorých bude aj vyhodnotený. <text:span text:style-name="T56">Dokument je určený najmä pre ľuďí, ktorí budú tento projekt implementovať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201603916630959" text:continue-numbering="true" text:style-name="L1">
        <text:list-item>
          <text:list>
            <text:list-header>
              <text:p text:style-name="P31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1783991458641515883" text:style-name="L2">
        <text:list-item>
          <text:list>
            <text:list-item>
              <text:p text:style-name="P34">Skupina – <text:span text:style-name="T91">ľ</text:span>u<text:span text:style-name="T91">dia</text:span>, ktor<text:span text:style-name="T54">í</text:span> <text:span text:style-name="T51">spoločne anotujú</text:span> <text:span text:style-name="T46">nejak</text:span>ý dokument</text:p>
            </text:list-item>
            <text:list-item>
              <text:p text:style-name="P35">Anotácia – časť textu, ktorá bude <text:span text:style-name="T89">vyznačená</text:span></text:p>
            </text:list-item>
            <text:list-item>
              <text:p text:style-name="P35">Typ/<text:span text:style-name="T58">kategória</text:span> anotácie – každá anotácia má určitý typ (mesto, osobu, <text:span text:style-name="T90">štát, čas,</text:span> ...)</text:p>
            </text:list-item>
            <text:list-item>
              <text:p text:style-name="P36">NE – <text:span text:style-name="T45">named entity, </text:span>pomenovaná entita, <text:span text:style-name="T57">zvyčajne ide o konkrétnu osobu, čas, mesto, organizáciu, ...</text:span></text:p>
            </text:list-item>
            <text:list-item>
              <text:p text:style-name="P36"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201603317704571" text:continue-list="list201603916630959" text:style-name="L1">
        <text:list-item>
          <text:list>
            <text:list-header>
              <text:p text:style-name="P69">Nasledujú odkazy na podobný<text:span text:style-name="T35"> softvér:</text:span></text:p>
            </text:list-header>
            <text:list-item>
              <text:p text:style-name="P73"><text:a xlink:type="simple" xlink:href="https://gate.ac.uk/" text:style-name="Internet_20_link" text:visited-style-name="Visited_20_Internet_20_Link">https://gate.ac.uk/</text:a></text:p>
            </text:list-item>
            <text:list-item>
              <text:p text:style-name="P74"><text:a xlink:type="simple" xlink:href="http://brat.nlplab.org/index.html" text:style-name="Internet_20_link" text:visited-style-name="Visited_20_Internet_20_Link">http://brat.nlplab.org/index.html</text:a></text:p>
            </text:list-item>
          </text:list>
        </text:list-item>
      </text:list>
      <text:list xml:id="list8962043995889700098" text:style-name="L23">
        <text:list-item>
          <text:list>
            <text:list-header>
              <text:p text:style-name="P72">Príklad textu, ktorý sa bude môcť anotovať:</text:p>
            </text:list-header>
          </text:list>
        </text:list-item>
      </text:list>
      <text:list xml:id="list4221686773568722051" text:style-name="L22">
        <text:list-item>
          <text:list>
            <text:list-item>
              <text:p text:style-name="P79"><text:a xlink:type="simple" xlink:href="http://sagadb.org/egils_saga.en" text:style-name="Internet_20_link" text:visited-style-name="Visited_20_Internet_20_Link"><text:span text:style-name="T16">http://sagadb.org/egils_saga.en</text:span></text:a></text:p>
            </text:list-item>
          </text:list>
        </text:list-item>
      </text:list>
      <text:h text:style-name="P89" text:outline-level="2"><text:bookmark-start text:name="__RefHeading___Toc487_539331971"/>Nasledujúce kapitoly<text:bookmark-end text:name="__RefHeading___Toc487_539331971"/></text:h>
      <text:list xml:id="list201604066814197" text:continue-list="list201603317704571" text:style-name="L1">
        <text:list-item>
          <text:list>
            <text:list-header>
              <text:p text:style-name="P38">V nasledujúcich kapitolách b<text:span text:style-name="T28">ližšie špecifikujeme </text:span>funkcie<text:span text:style-name="T28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<text:soft-page-break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7951038646160328972" text:style-name="L3">
        <text:list-item>
          <text:list>
            <text:list-header>
              <text:p text:style-name="P39"><text:span text:style-name="T44">APE</text:span> bude mať <text:span text:style-name="T36">využitie najmä v oblastiach UI, kde je často nevyhnutné program najskôr niečo naučiť – zvyčajne od človeka, ktorý rieši ten istý problém (v našom prípade ide o tzv. named entity recognition – či dané slovo</text:span><text:span text:style-name="T37">/</text:span><text:span text:style-name="T38">slová sú NE a </text:span><text:span text:style-name="T39">ak áno,</text:span><text:span text:style-name="T38"> </text:span><text:span text:style-name="T40">treba správn</text:span><text:span text:style-name="T41">e urči</text:span><text:span text:style-name="T42">ť </text:span><text:span text:style-name="T43">kategóriu</text:span><text:span text:style-name="T36">).</text:span></text:p>
              <text:p text:style-name="P37">Keďže pôjde o kolaboratívny editor zobrazujúci zmeny v reálnom čase, anotáciu objemnejších textových dokumentov bude možné rozdeliť medzi viacero ľuďí, čím sa zní<text:span text:style-name="T55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3583075735673638247" text:style-name="L4">
        <text:list-item>
          <text:list>
            <text:list-header>
              <text:p text:style-name="P40">Aplikácia bude rozdelená na dve časti: server a klient. Server bude slúžiť na spravovanie <text:span text:style-name="T72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41"><text:span text:style-name="T28">Podrobnejšie</text:span> informácie sú uvedené v špecifických požiadavkách <text:span text:style-name="T92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36">í</text:span>vateľov<text:bookmark-end text:name="__RefHeading___Toc495_539331971"/></text:h>
      <text:list xml:id="list3619404838791888831" text:style-name="L5">
        <text:list-item>
          <text:list>
            <text:list-header>
              <text:p text:style-name="P42">Používateľov delíme na dva typy:</text:p>
            </text:list-header>
          </text:list>
        </text:list-item>
      </text:list>
      <text:list xml:id="list897226526207242112" text:style-name="L6">
        <text:list-item>
          <text:list>
            <text:list-item>
              <text:list>
                <text:list-item>
                  <text:list>
                    <text:list-item>
                      <text:p text:style-name="P45">správca</text:p>
                    </text:list-item>
                    <text:list-item>
                      <text:p text:style-name="P43">normálny používateľ (ďalej len používateľ<text:span text:style-name="T75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685728171203147652" text:style-name="L7">
        <text:list-item>
          <text:list>
            <text:list-header>
              <text:p text:style-name="P44">Správca slúži <text:span text:style-name="T79">len na</text:span> inštaláciu servera a jeho <text:span text:style-name="T80">nasledovné spravovanie, nemá funkcie ako obyčajný používateľ. Používateľ sa pripája na server cez klienta a jeho cieľom je anotovanie.</text:span></text:p>
            </text:list-header>
          </text:list>
        </text:list-item>
      </text:list>
      <text:list xml:id="list5779731146442487951" text:style-name="L8">
        <text:list-item>
          <text:list>
            <text:list-header>
              <text:p text:style-name="P46">Práva používateľa sú určené podľa momentálne aktívnej skupiny. Každý používaťeľ má najviac 1 aktívnu skupinu. <text:span text:style-name="T77">Rozlišujeme medzi 3 základnými právami (možno ich kombinovať):</text:span></text:p>
              <text:list>
                <text:list-item>
                  <text:list>
                    <text:list-item>
                      <text:p text:style-name="P32"><text:span text:style-name="T4">anota</text:span><text:span text:style-name="T5">čné</text:span><text:span text:style-name="T4"> – umožňuje pridávať anotácie </text:span></text:p>
                    </text:list-item>
                  </text:list>
                </text:list-item>
              </text:list>
            </text:list-header>
          </text:list>
        </text:list-item>
      </text:list>
      <text:list xml:id="list3883762289763564887" text:style-name="L27">
        <text:list-item>
          <text:list>
            <text:list-item>
              <text:list>
                <text:list-item>
                  <text:list>
                    <text:list-item>
                      <text:p text:style-name="P47">reanota<text:span text:style-name="T32">čné</text:span> – umožňuje preanotovať <text:span text:style-name="T115">(</text:span>meniť a mazať<text:span text:style-name="T77">)</text:span> anotácie iných <text:span text:style-name="T93">a komentovať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1604162887011" text:continue-list="list5779731146442487951" text:style-name="L8">
        <text:list-item>
          <text:list>
            <text:list-item>
              <text:list>
                <text:list-item>
                  <text:list>
                    <text:list-item>
                      <text:p text:style-name="P48">edit<text:span text:style-name="T52">ačné</text:span> – <text:span text:style-name="T31">umožňuje pridávať/meniť/mazať typy a podtypy anotácií v danej skupine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74138972253675400" text:style-name="L9">
        <text:list-item>
          <text:list>
            <text:list-item>
              <text:list>
                <text:list-item>
                  <text:list>
                    <text:list-header>
                      <text:p text:style-name="P75">Administrátor skupiny má všetky horeuvedené práva a takisto môže meniť štruktúru skupiny (pridať/meniť/odobrať: užívateľa alebo ich práva, heslo skupiny, názov, default práva)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97_539331971"/><text:soft-page-break/>Všeobecné obmedzenia<text:bookmark-end text:name="__RefHeading___Toc497_539331971"/></text:h>
      <text:list xml:id="list3687910902441639570" text:style-name="L10">
        <text:list-item>
          <text:list>
            <text:list-header>
              <text:p text:style-name="P49">Anotovať bude možné len jednoduché textové dokumenty. <text:span text:style-name="T74">Dokumenty budú môcť mať rozličné konce riadkov ako aj kódovania (minimálne akceptované budú UTF-8 a ASCII).</text:span></text:p>
            </text:list-header>
          </text:list>
        </text:list-item>
      </text:list>
      <text:p text:style-name="P10"/>
      <text:p text:style-name="P10"/>
      <text:p text:style-name="P10"/>
      <text:p text:style-name="P10"/>
      <text:h text:style-name="P92" text:outline-level="1"><text:bookmark-start text:name="__RefHeading___Toc501_539331971"/>Špecifické požiadavky<text:bookmark-end text:name="__RefHeading___Toc501_539331971"/></text:h>
      <text:h text:style-name="P83" text:outline-level="2"><text:bookmark-start text:name="__RefHeading___Toc811_1365372613"/>Registrácia a prihlasovanie<text:bookmark-end text:name="__RefHeading___Toc811_1365372613"/></text:h>
      <text:p text:style-name="P19">Po spustení aplikácie sa používatelia budú môcť <text:span text:style-name="T73">za</text:span>registrovať<text:span text:style-name="T29">. Ak je používateľ už zaregistrovaný, tak pomocou prihlasovacieho mena a hesla sa bude môcť pripojiť na server. Používateľ si bude môcť určiť, či sa hneď po spustení aplikácie chce pripojiť na server na základe konfiguračného súboru.</text:span></text:p>
      <text:h text:style-name="P84" text:outline-level="2"><text:bookmark-start text:name="__RefHeading___Toc813_1365372613"/>Používate<text:span text:style-name="T50">lia</text:span><text:bookmark-end text:name="__RefHeading___Toc813_1365372613"/></text:h>
      <text:list xml:id="list1834652450063205316" text:style-name="L11">
        <text:list-item>
          <text:list>
            <text:list-header>
              <text:p text:style-name="P50">Všetko <text:span text:style-name="T99">dôležité </text:span>ohľadom používateľov je spomenuté v [2.3].</text:p>
            </text:list-header>
          </text:list>
        </text:list-item>
      </text:list>
      <text:h text:style-name="P85" text:outline-level="2"><text:bookmark-start text:name="__RefHeading___Toc815_1365372613"/>Anotovaný dokument<text:bookmark-end text:name="__RefHeading___Toc815_1365372613"/></text:h>
      <text:p text:style-name="P82"><text:span text:style-name="T109">Dokumenty na <text:s/>vstupe budú zväčša články z časopisov.</text:span>Dokument sa viaže ku skupine vždy <text:span text:style-name="T86">v</text:span> pomere 1:1 – jedna skupina anotuje <text:span text:style-name="T94">práve</text:span> jeden dokument. <text:span text:style-name="T76">Dokument uploaduje pri tvorbe skupiny jej tvorca a pre danú skupinu je nemenný – skupina nemôže zmeniť anotovaný dokument. Dlhé texty sa budú dať aj scrollovať a rozsiahle dokumenty budú rozdelené(podľa počtu viet</text:span><text:span text:style-name="T24">)</text:span><text:span text:style-name="T76"> na viacero častí/stránok medzi ktorými bude možné listovať. Zmeny (anotácie</text:span><text:span text:style-name="T24">) </text:span><text:span text:style-name="T25">vykonané používateľom sú okamžite uložené a zobrazené aj iným používateľom v skupine. Obsah dokumentu nemožno upravovať iným spôsobom ako </text:span><text:span text:style-name="T26">anotovaním a komentovaním.</text:span></text:p>
      <text:h text:style-name="P86" text:outline-level="2"><text:bookmark-start text:name="__RefHeading___Toc507_539331971"/>Skupiny<text:bookmark-end text:name="__RefHeading___Toc507_539331971"/></text:h>
      <text:list xml:id="list201604549869236" text:continue-list="list201604066814197" text:style-name="L1">
        <text:list-item>
          <text:list>
            <text:list-header>
              <text:p text:style-name="P70">Zakladateľ s<text:span text:style-name="T47">kupiny</text:span> (admin<text:span text:style-name="T30">)</text:span> môže pri jej tvorbe zvoliť nasledovné položky:</text:p>
              <text:list>
                <text:list-item>
                  <text:list>
                    <text:list-item>
                      <text:p text:style-name="P70">názov s<text:span text:style-name="T47">kupiny</text:span></text:p>
                    </text:list-item>
                    <text:list-item>
                      <text:p text:style-name="P70">dokument, ktorý bude skupina anotovať</text:p>
                    </text:list-item>
                    <text:list-item>
                      <text:p text:style-name="P71">zoznam <text:span text:style-name="T48">po</text:span>užívateľov <text:span text:style-name="T48">v </text:span>s<text:span text:style-name="T47">kupine</text:span> aj s ich <text:span text:style-name="T48">prístupovými </text:span>právami</text:p>
                    </text:list-item>
                    <text:list-item>
                      <text:p text:style-name="P71"><text:span text:style-name="T49">default</text:span> práva </text:p>
                    </text:list-item>
                    <text:list-item>
                      <text:p text:style-name="P51">heslo <text:span text:style-name="T33">pre vstup do skupiny</text:span> (optional)</text:p>
                    </text:list-item>
                  </text:list>
                </text:list-item>
              </text:list>
            </text:list-header>
          </text:list>
        </text:list-item>
      </text:list>
      <text:list xml:id="list7015590022605857546" text:style-name="L12">
        <text:list-item>
          <text:list>
            <text:list-header>
              <text:p text:style-name="P30"><text:soft-page-break/><text:span text:style-name="T20">Default práva, ak </text:span><text:span text:style-name="T23">sú d</text:span><text:span text:style-name="T22">ané,</text:span><text:span text:style-name="T20"> sa nastavia používateľovi, ktorý sa chce pri</text:span><text:span text:style-name="T22">poji</text:span><text:span text:style-name="T20">ť do skupiny, do ktorej zoznamu však nepatrí.</text:span><text:span text:style-name="T21"> </text:span><text:span text:style-name="T22">Ak default práva nie sú zadané, do skupiny so môžu pripojiť len ľudia v jej zozname.</text:span></text:p>
              <text:p text:style-name="P33"><text:span text:style-name="T12">Po prihlásení na server si používateľ môže zvoliť svoju aktuálnu skupin</text:span><text:span text:style-name="T10">u</text:span><text:span text:style-name="T12"> zo zoznamu všetkých skupín alebo vytvoriť vlastnú. Používateľ má možnosť sa </text:span><text:span text:style-name="T10">od</text:span><text:span text:style-name="T12"> skupiny aj odpojiť alebo sa prepnúť do inej, ktorá sa stane jeho aktívnou. Aktívna skupina je </text:span><text:span text:style-name="T13">vždy </text:span><text:span text:style-name="T12">maximálne jedna. </text:span><text:span text:style-name="T8">S</text:span><text:span text:style-name="T9">kupiny može vytvárať ľubovolný prihlásený </text:span><text:span text:style-name="T14">po</text:span><text:span text:style-name="T9">užívateľ </text:span><text:span text:style-name="T10">a</text:span><text:span text:style-name="T9"> p</text:span><text:span text:style-name="T10">o</text:span><text:span text:style-name="T9"> </text:span><text:span text:style-name="T15">jej </text:span><text:span text:style-name="T9">vytvorení sa automaticky stáva jej administrátorom. </text:span><text:span text:style-name="T11">Skupina má vždy práve jedného administrátora a ten je nemenný.</text:span></text:p>
            </text:list-header>
          </text:list>
        </text:list-item>
      </text:list>
      <text:h text:style-name="Heading_20_2" text:outline-level="2"><text:bookmark-start text:name="__RefHeading___Toc509_539331971"/>Anotácie<text:bookmark-end text:name="__RefHeading___Toc509_539331971"/></text:h>
      <text:list xml:id="list7043467799330833753" text:style-name="L13">
        <text:list-item>
          <text:list>
            <text:list-header>
              <text:p text:style-name="P52">Každ<text:span text:style-name="T101">á anotácia má nasledovné atribúty:</text:span></text:p>
            </text:list-header>
          </text:list>
        </text:list-item>
      </text:list>
      <text:list xml:id="list6856863652500621052" text:style-name="L14">
        <text:list-item>
          <text:list>
            <text:list-item>
              <text:list>
                <text:list-item>
                  <text:list>
                    <text:list-item>
                      <text:p text:style-name="P53"><text:span text:style-name="T100">typ</text:span> (napr. “osob<text:span text:style-name="T95">a”), </text:span>ktorý ju jednoznačne určuje</text:p>
                    </text:list-item>
                    <text:list-item>
                      <text:p text:style-name="P53">farba, ktorou je text znázornený v editore</text:p>
                    </text:list-item>
                    <text:list-item>
                      <text:p text:style-name="P68">popis</text:p>
                    </text:list-item>
                    <text:list-item>
                      <text:p text:style-name="P53">zoznam podtypov</text:p>
                    </text:list-item>
                  </text:list>
                </text:list-item>
              </text:list>
            </text:list-item>
          </text:list>
        </text:list-item>
      </text:list>
      <text:list xml:id="list8181187839092132011" text:style-name="L15">
        <text:list-item>
          <text:list>
            <text:list-item>
              <text:list>
                <text:list-item>
                  <text:list>
                    <text:list-item>
                      <text:p text:style-name="P54">zoznam odkazov/linky (nie pre referencie<text:span text:style-name="T96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935449480025940431" text:style-name="L16">
        <text:list-item>
          <text:list>
            <text:list-header>
              <text:p text:style-name="P55">Anotácie v textovom editore <text:span text:style-name="T34">budú</text:span> farebne vyznačené podľa <text:span text:style-name="T53">daného typu/kategórie</text:span>. <text:span text:style-name="T81">Farbu rôznych kategórií si môže užívateľ zmeniť.</text:span> <text:span text:style-name="T96">Používateľ bude môcť rozšíriť informáciu aj o odkazy, ktoré by sa mali týkať danej NE (napr. pre nejakú známu osobnosť by to mohol byť odkaz na wikipédiu).</text:span></text:p>
            </text:list-header>
          </text:list>
        </text:list-item>
      </text:list>
      <text:list xml:id="list7483039473672285264" text:style-name="L17">
        <text:list-item>
          <text:list>
            <text:list-header>
              <text:p text:style-name="P56">Referencia je anotovaný text, ktorý odkazuje na nejakú predošlú anotáciu <text:span text:style-name="T86">(</text:span>napr. <text:span text:style-name="T97">môže to byť z</text:span>ámeno<text:span text:style-name="T59">). Používateľ bude môcť špecifikovať, či daná</text:span> časť textu <text:span text:style-name="T97">je</text:span> referencia a na akú anotáciu sa bude odkaz<text:span text:style-name="T97">uje</text:span> (rodič<text:span text:style-name="T59">)</text:span>. Referencie dedia od rodiča typ anotácie a <text:span text:style-name="T82">ak </text:span>sa rodič zmaže/<text:span text:style-name="T97">zmení</text:span>, zmažú/zmenia sa aj všetky <text:span text:style-name="T97">referencie</text:span>, ktoré naň odkazujú. <text:span text:style-name="T86">Typ referencie bude vždy závisieť na type jej rodiča.</text:span></text:p>
              <text:p text:style-name="P57">Anotácie môžu byť zmenené/zmazané používateľmi na základe ich práv.</text:p>
            </text:list-header>
          </text:list>
        </text:list-item>
      </text:list>
      <text:list xml:id="list8308621495562647434" text:style-name="L24">
        <text:list-item>
          <text:list>
            <text:list-header>
              <text:p text:style-name="P58"><text:span text:style-name="T108">Anotácie sa budú môcť aj prekrývať – prekryv bude nejakým spôsobom rozlíšený (napr. konkrétnou farbou alebo farba prekryvu bude určená zmiešaním farieb jednotlivých prekrývajúcih sa anotácií</text:span><text:span text:style-name="T84">)</text:span><text:span text:style-name="T108">.</text:span></text:p>
            </text:list-header>
          </text:list>
        </text:list-item>
      </text:list>
      <text:h text:style-name="P87" text:outline-level="2"><text:bookmark-start text:name="__RefHeading___Toc817_1365372613"/>Zobrazovanie anotácií<text:bookmark-end text:name="__RefHeading___Toc817_1365372613"/></text:h>
      <text:p text:style-name="P21"><text:span text:style-name="T61">Používateľ si bude môcť určiť, ktoré </text:span><text:span text:style-name="T86">typy </text:span><text:span text:style-name="T61">anotáci</text:span><text:span text:style-name="T86">í</text:span><text:span text:style-name="T61"> sa mu budú </text:span><text:span text:style-name="T85">podfarbo</text:span><text:span text:style-name="T61">vať v texte </text:span><text:span text:style-name="T85">(napr. sa rozhodne, že anotácie typu “osoba” nebudú momentálne vyznačené</text:span><text:span text:style-name="T83">)</text:span><text:span text:style-name="T61">. Táto zmena je len lokálna a dočasná – </text:span><text:span text:style-name="T87">nezobrazuje sa ostatným používateľom v skupine.</text:span></text:p>
      <text:h text:style-name="P87" text:outline-level="2"><text:bookmark-start text:name="__RefHeading___Toc819_1365372613"/><text:soft-page-break/>Komentáre<text:bookmark-end text:name="__RefHeading___Toc819_1365372613"/></text:h>
      <text:p text:style-name="P22"><text:span text:style-name="T62">P</text:span><text:span text:style-name="T60">oužívateľ s právom na </text:span><text:span text:style-name="T68">reanotáciu</text:span><text:span text:style-name="T60"> bude </text:span><text:span text:style-name="T69">pri</text:span><text:span text:style-name="T60">dať </text:span><text:span text:style-name="T65">komentár </text:span><text:span text:style-name="T70">do textu</text:span><text:span text:style-name="T65">. </text:span><text:span text:style-name="T70">Po nadídení myšou/stlačením kláves nad okomentovaným texto</text:span><text:span text:style-name="T71">m</text:span><text:span text:style-name="T70"> sa komentár zobrazí používateľovi.</text:span><text:span text:style-name="T65"> </text:span><text:span text:style-name="T66">Komentáre </text:span><text:span text:style-name="T67">môžu byť priamo zmazané len ich autorom.</text:span><text:span text:style-name="T65"> </text:span><text:span text:style-name="T60">Okomentovaný text bude v dokumente nejakým spôsobom </text:span><text:span text:style-name="T64">vizuálne</text:span><text:span text:style-name="T63"> </text:span><text:span text:style-name="T60">rozlíšený.</text:span></text:p>
      <text:h text:style-name="Heading_20_2" text:outline-level="2"><text:bookmark-start text:name="__RefHeading___Toc821_1365372613"/>Hľadanie <text:span text:style-name="T72">v texte</text:span><text:bookmark-end text:name="__RefHeading___Toc821_1365372613"/></text:h>
      <text:p text:style-name="P26">Aplikácia bude umožňovať používateľom hľadať <text:span text:style-name="T88">slová v </text:span>text<text:span text:style-name="T88">e.</text:span></text:p>
      <text:h text:style-name="Heading_20_2" text:outline-level="2"><text:bookmark-start text:name="__RefHeading___Toc511_539331971"/>Export<text:bookmark-end text:name="__RefHeading___Toc511_539331971"/></text:h>
      <text:list xml:id="list8884372427715380881" text:style-name="L18">
        <text:list-item>
          <text:list>
            <text:list-header>
              <text:p text:style-name="P59">Používateľ bude môcť exportovať <text:span text:style-name="T98">dokument svojej aktívnej skupiny</text:span>. <text:span text:style-name="T73">Každý riadok vyexportovaného dokumentu bude mať nasledovný formát: </text:span></text:p>
              <text:list>
                <text:list-item>
                  <text:list>
                    <text:list-item>
                      <text:p text:style-name="P60">číslo riadku/<text:span text:style-name="T114">poradie</text:span> <text:s text:c="3"/>slovo <text:s text:c="4"/>X:Z,...<text:tab/> <text:s text:c="4"/>A-B:…<text:tab/>odkazy</text:p>
                    </text:list-item>
                  </text:list>
                </text:list-item>
              </text:list>
            </text:list-header>
          </text:list>
        </text:list-item>
      </text:list>
      <text:p text:style-name="P23">Kde <text:span text:style-name="T111">X</text:span> bude buď písmeno ‘B’ (begin – označuje začiatok anotácie<text:span text:style-name="T59">) </text:span>alebo ‘I’ (pokračovanie anotácie<text:span text:style-name="T59">) </text:span>prípadne nič, <text:span text:style-name="T112">Z</text:span> <text:span text:style-name="T106">bude zoznam tagov</text:span> <text:span text:style-name="T116">daného </text:span>typ<text:span text:style-name="T106">u</text:span> anotácie (napr. PER pre persons, <text:span text:style-name="T107">tagy si môže meniť používateľ s editačnými právami, viaceré tagy budú oddelené čiarkou).</text:span> <text:span text:style-name="T111">A:B</text:span> je interval &lt;A, B<text:span text:style-name="T59">), </text:span>ktorý určuje riadok slova alebo slov, na ktoré sa referencia vzťahuje, <text:span text:style-name="T113">viacero intervalov je oddelených čiarkou</text:span>. Pri <text:span text:style-name="T104">anotáciách, ktoré nie sú referencie a pri neanotovanom texte je A aj B prázdne. Viaceré intervaly budú oddelené čiarkou. Nasledovať bude zoznam odkazov, pre danú anotáciu (pri viacslovných anotáciách je to vždy v riadku prvého anotovaného slova).</text:span></text:p>
      <text:p text:style-name="P25">Interpunkcia je takisto na samostatnom riadku.</text:p>
      <text:list xml:id="list201602921937300" text:continue-numbering="true" text:style-name="L18">
        <text:list-item>
          <text:list>
            <text:list-header>
              <text:p text:style-name="P62">Nasledujú príklady riadkov exportovaného dokumentu:</text:p>
              <text:list>
                <text:list-item>
                  <text:list>
                    <text:list-item>
                      <text:p text:style-name="P63"><text:span text:style-name="T110">2 <text:tab/>Bratislava</text:span><text:tab/><text:span text:style-name="T103">B:CIT <text:s text:c="3"/>: <text:s text:c="2"/>en.wikipedia.org/wiki/Bratislava</text:span></text:p>
                    </text:list-item>
                  </text:list>
                </text:list-item>
              </text:list>
              <text:p text:style-name="P64">Viacslovný anotovaný text:</text:p>
              <text:list>
                <text:list-item>
                  <text:list>
                    <text:list-item text:start-value="1">
                      <text:p text:style-name="P65"><text:span text:style-name="T110">3</text:span><text:tab/>Barack<text:tab/>B:PER <text:s text:c="2"/>:<text:tab/>en.wikipedia.org/wiki/Barack_Obama</text:p>
                    </text:list-item>
                    <text:list-item>
                      <text:p text:style-name="P66"><text:span text:style-name="T110">5</text:span><text:tab/>Obama<text:tab/>I:<text:tab/> <text:s text:c="3"/>:</text:p>
                      <text:p text:style-name="P76">Referenci<text:span text:style-name="T117">a</text:span>:</text:p>
                    </text:list-item>
                  </text:list>
                </text:list-item>
              </text:list>
            </text:list-header>
          </text:list>
        </text:list-item>
      </text:list>
      <text:list xml:id="list1580882599130846420" text:style-name="L19">
        <text:list-item>
          <text:list>
            <text:list-item>
              <text:list>
                <text:list-item>
                  <text:list>
                    <text:list-item>
                      <text:p text:style-name="P78"><text:span text:style-name="T110">7</text:span><text:tab/>He<text:tab/><text:span text:style-name="T103">B:PER</text:span> <text:s text:c="2"/>1:2</text:p>
                    </text:list-item>
                  </text:list>
                </text:list-item>
              </text:list>
            </text:list-item>
          </text:list>
        </text:list-item>
      </text:list>
      <text:p text:style-name="P24">Neanotované slovo:</text:p>
      <text:list xml:id="list7384610389358088006" text:style-name="L20">
        <text:list-item>
          <text:p text:style-name="P61"><text:span text:style-name="T110">11</text:span><text:tab/><text:span text:style-name="T110">foo</text:span><text:tab/>:<text:tab/>:</text:p>
        </text:list-item>
      </text:list>
      <text:p text:style-name="P81">Viackrát anotované <text:span text:style-name="T118">jedno </text:span>slovo:</text:p>
      <text:list xml:id="list2444321724236309865" text:style-name="L26">
        <text:list-item>
          <text:p text:style-name="P67">13<text:tab/>bar<text:tab/>B:NAME1,NAME2<text:tab/>:</text:p>
        </text:list-item>
      </text:list>
      <text:list xml:id="list2899538327487094668" text:style-name="L21">
        <text:list-item>
          <text:list>
            <text:list-item>
              <text:list>
                <text:list-item>
                  <text:list>
                    <text:list-header>
                      <text:p text:style-name="P77">A nakoniec <text:span text:style-name="T103">referencia odkazujúca na entitu, ktorá je na viacerých miestach:</text:span></text:p>
                    </text:list-header>
                    <text:list-item>
                      <text:p text:style-name="P80"><text:span text:style-name="T110">14</text:span><text:tab/><text:span text:style-name="T103">It</text:span><text:tab/><text:span text:style-name="T103">B:CIT</text:span> <text:s text:c="2"/>1<text:span text:style-name="T103">23-124:2-3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4"/>
      <text:h text:style-name="P88" text:outline-level="2"><text:bookmark-start text:name="__RefHeading___Toc823_1365372613"/><text:soft-page-break/><text:span text:style-name="T78">Aktivita </text:span>v dokumente<text:bookmark-end text:name="__RefHeading___Toc823_1365372613"/></text:h>
      <text:p text:style-name="P20"><text:span text:style-name="T105">Aktivita v skupine</text:span> (<text:span text:style-name="T102">anotovanie textu a rôzne iné zmeny) </text:span>sa všetkým používateľom <text:span text:style-name="T105">budú zobrazovať pomocou logu, kde budú všetky dôležité informácie ako čas zmeny, užívateľ, ktorý danú zmenu vykonal, samotná zmena – komentár, zmazanie, anotácia, ...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7T20:16:02.536524682</dc:date>
    <meta:editing-duration>PT13H49M25S</meta:editing-duration>
    <meta:editing-cycles>240</meta:editing-cycles>
    <meta:document-statistic meta:table-count="0" meta:image-count="0" meta:object-count="0" meta:page-count="8" meta:paragraph-count="127" meta:word-count="1381" meta:character-count="9278" meta:non-whitespace-character-count="7995"/>
  </office:meta>
</office:document-meta>
</file>